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09cm" fo:margin-left="0cm" table:align="left" style:writing-mode="page"/>
    </style:style>
    <style:style style:name="Table1.A" style:family="table-column">
      <style:table-column-properties style:column-width="14.192cm"/>
    </style:style>
    <style:style style:name="Table1.B" style:family="table-column">
      <style:table-column-properties style:column-width="2.817cm"/>
    </style:style>
    <style:style style:name="Table1.A1" style:family="table-cell">
      <style:table-cell-properties fo:background-color="#880000"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2" style:family="table">
      <style:table-properties style:width="17.009cm" fo:margin-left="0cm" table:align="left" style:writing-mode="page"/>
    </style:style>
    <style:style style:name="Table2.A" style:family="table-column">
      <style:table-column-properties style:column-width="14.192cm"/>
    </style:style>
    <style:style style:name="Table2.B" style:family="table-column">
      <style:table-column-properties style:column-width="2.817cm"/>
    </style:style>
    <style:style style:name="Table2.A1" style:family="table-cell">
      <style:table-cell-properties fo:background-color="#880000" fo:padding="0.097cm" fo:border="none">
        <style:background-image/>
      </style:table-cell-properties>
    </style:style>
    <style:style style:name="Table2.A2" style:family="table-cell">
      <style:table-cell-properties fo:padding="0.097cm" fo:border="none"/>
    </style:style>
    <style:style style:name="Table2.B2" style:family="table-cell">
      <style:table-cell-properties fo:padding="0.097cm" fo:border="none"/>
    </style:style>
    <style:style style:name="Table2.A3" style:family="table-cell">
      <style:table-cell-properties fo:padding="0.097cm" fo:border="none"/>
    </style:style>
    <style:style style:name="Table2.B3" style:family="table-cell">
      <style:table-cell-properties fo:padding="0.097cm" fo:border="none"/>
    </style:style>
    <style:style style:name="Table2.A4" style:family="table-cell">
      <style:table-cell-properties fo:padding="0.097cm" fo:border="none"/>
    </style:style>
    <style:style style:name="Table2.B4" style:family="table-cell">
      <style:table-cell-properties fo:padding="0.097cm" fo:border="none"/>
    </style:style>
    <style:style style:name="Table2.A5" style:family="table-cell">
      <style:table-cell-properties fo:padding="0.097cm" fo:border="none"/>
    </style:style>
    <style:style style:name="Table2.B5" style:family="table-cell">
      <style:table-cell-properties fo:padding="0.097cm" fo:border="none"/>
    </style:style>
    <style:style style:name="P1" style:family="paragraph" style:parent-style-name="Footer">
      <style:paragraph-properties fo:text-align="start" style:justify-single-word="false"/>
      <style:text-properties style:use-window-font-color="true" fo:font-size="9pt" officeooo:rsid="006891f7" officeooo:paragraph-rsid="006891f7" style:font-size-asian="9pt" style:font-size-complex="9pt"/>
    </style:style>
    <style:style style:name="P2" style:family="paragraph" style:parent-style-name="Title">
      <style:text-properties officeooo:paragraph-rsid="00d00e7e"/>
    </style:style>
    <style:style style:name="P3" style:family="paragraph" style:parent-style-name="Subtitle">
      <style:text-properties fo:color="#0084d1" style:font-name="Liberation Sans1" fo:font-size="14pt" fo:text-shadow="1pt 1pt" fo:font-weight="normal" officeooo:rsid="0107d11e" officeooo:paragraph-rsid="0107d11e" style:font-name-asian="Droid Sans Fallback" style:font-size-asian="18pt" style:font-weight-asian="normal" style:font-name-complex="FreeSans" style:font-size-complex="18pt" style:font-weight-complex="normal"/>
    </style:style>
    <style:style style:name="P4" style:family="paragraph" style:parent-style-name="Table_20_Contents">
      <style:paragraph-properties fo:text-align="justify" style:justify-single-word="false"/>
      <style:text-properties officeooo:rsid="0108df55" officeooo:paragraph-rsid="0108df55"/>
    </style:style>
    <style:style style:name="P5" style:family="paragraph" style:parent-style-name="Table_20_Contents">
      <style:paragraph-properties fo:text-align="end" style:justify-single-word="false"/>
      <style:text-properties officeooo:rsid="0108df55" officeooo:paragraph-rsid="0108df55"/>
    </style:style>
    <style:style style:name="P6" style:family="paragraph" style:parent-style-name="Table_20_Contents">
      <style:paragraph-properties fo:text-align="justify" style:justify-single-word="false"/>
      <style:text-properties fo:font-weight="bold" officeooo:rsid="0108df55" officeooo:paragraph-rsid="0108df55" style:font-weight-asian="bold" style:font-weight-complex="bold"/>
    </style:style>
    <style:style style:name="P7" style:family="paragraph" style:parent-style-name="Table_20_Contents">
      <style:paragraph-properties fo:text-align="end" style:justify-single-word="false"/>
      <style:text-properties fo:font-weight="bold" officeooo:rsid="0108df55" officeooo:paragraph-rsid="0108df55" style:font-weight-asian="bold" style:font-weight-complex="bold"/>
    </style:style>
    <style:style style:name="P8" style:family="paragraph" style:parent-style-name="Table_20_Contents">
      <style:paragraph-properties fo:text-align="justify" style:justify-single-word="false"/>
      <style:text-properties style:font-name="Liberation Sans" fo:font-size="10pt" officeooo:rsid="0108df55" officeooo:paragraph-rsid="010bd3f8" style:font-size-asian="10.5pt"/>
    </style:style>
    <style:style style:name="P9" style:family="paragraph" style:parent-style-name="Text_20_body">
      <style:text-properties style:font-name="Liberation Sans" fo:font-size="11pt" officeooo:rsid="010fbb66" officeooo:paragraph-rsid="010fbb66" style:font-size-asian="10.5pt"/>
    </style:style>
    <style:style style:name="P10" style:family="paragraph" style:parent-style-name="Text_20_body">
      <style:text-properties style:font-name="Liberation Sans" fo:font-size="10.5pt" officeooo:rsid="01241f14" officeooo:paragraph-rsid="01241f14" style:font-size-asian="10.5pt"/>
    </style:style>
    <style:style style:name="P11" style:family="paragraph" style:parent-style-name="Text_20_body">
      <style:text-properties fo:color="#0084d1" style:font-name="Liberation Sans1" fo:font-size="14pt" fo:text-shadow="1pt 1pt" fo:font-weight="normal" officeooo:rsid="0107d11e" officeooo:paragraph-rsid="0107d11e" style:font-name-asian="Droid Sans Fallback" style:font-size-asian="18pt" style:font-weight-asian="normal" style:font-name-complex="FreeSans" style:font-size-complex="18pt" style:font-weight-complex="normal"/>
    </style:style>
    <style:style style:name="P12" style:family="paragraph" style:parent-style-name="Text_20_body">
      <style:text-properties officeooo:paragraph-rsid="0108df55"/>
    </style:style>
    <style:style style:name="P13" style:family="paragraph" style:parent-style-name="Text_20_body">
      <style:text-properties fo:font-size="2pt" style:font-size-asian="1.75pt" style:font-size-complex="2pt"/>
    </style:style>
    <style:style style:name="P14" style:family="paragraph" style:parent-style-name="Text_20_body">
      <style:text-properties officeooo:paragraph-rsid="010bd3f8"/>
    </style:style>
    <style:style style:name="P15" style:family="paragraph" style:parent-style-name="Text_20_body">
      <style:text-properties officeooo:rsid="011148ec" officeooo:paragraph-rsid="011148ec"/>
    </style:style>
    <style:style style:name="P16" style:family="paragraph" style:parent-style-name="Text_20_body">
      <style:text-properties officeooo:paragraph-rsid="011148ec"/>
    </style:style>
    <style:style style:name="P17" style:family="paragraph" style:parent-style-name="Text_20_body">
      <style:text-properties officeooo:rsid="0115a918" officeooo:paragraph-rsid="0115a918"/>
    </style:style>
    <style:style style:name="P18" style:family="paragraph" style:parent-style-name="Text_20_body">
      <style:text-properties officeooo:paragraph-rsid="0115a918"/>
    </style:style>
    <style:style style:name="P19" style:family="paragraph" style:parent-style-name="Text_20_body">
      <style:text-properties officeooo:paragraph-rsid="0117a451"/>
    </style:style>
    <style:style style:name="P20" style:family="paragraph" style:parent-style-name="Text_20_body">
      <style:text-properties officeooo:rsid="01185170" officeooo:paragraph-rsid="01185170"/>
    </style:style>
    <style:style style:name="P21" style:family="paragraph" style:parent-style-name="Text_20_body">
      <style:text-properties officeooo:paragraph-rsid="011c7ba2"/>
    </style:style>
    <style:style style:name="P22" style:family="paragraph" style:parent-style-name="Text_20_body">
      <style:text-properties officeooo:paragraph-rsid="011e5ba0"/>
    </style:style>
    <style:style style:name="P23" style:family="paragraph" style:parent-style-name="Text_20_body">
      <style:text-properties officeooo:rsid="011f5024" officeooo:paragraph-rsid="011f5024"/>
    </style:style>
    <style:style style:name="P24" style:family="paragraph" style:parent-style-name="Text_20_body">
      <style:text-properties officeooo:rsid="01229383" officeooo:paragraph-rsid="01229383"/>
    </style:style>
    <style:style style:name="P25" style:family="paragraph" style:parent-style-name="Text_20_body">
      <style:text-properties officeooo:paragraph-rsid="0124fa16"/>
    </style:style>
    <style:style style:name="P26" style:family="paragraph" style:parent-style-name="Text_20_body">
      <style:text-properties fo:font-size="10.5pt" style:font-size-asian="10.5pt" style:font-size-complex="10.5pt"/>
    </style:style>
    <style:style style:name="P27" style:family="paragraph" style:parent-style-name="Text_20_body">
      <style:text-properties officeooo:paragraph-rsid="0144e5e3"/>
    </style:style>
    <style:style style:name="P28" style:family="paragraph" style:parent-style-name="Text_20_body">
      <style:text-properties officeooo:paragraph-rsid="014b40ad"/>
    </style:style>
    <style:style style:name="P29" style:family="paragraph" style:parent-style-name="Heading_20_1">
      <style:text-properties style:font-name="Liberation Sans1" fo:font-size="16pt" fo:font-weight="bold" officeooo:rsid="0108df55" officeooo:paragraph-rsid="0108df55" style:font-name-asian="Droid Sans Fallback" style:font-size-asian="18.2000007629395pt" style:font-weight-asian="bold" style:font-name-complex="FreeSans" style:font-size-complex="18.2000007629395pt" style:font-weight-complex="600"/>
    </style:style>
    <style:style style:name="P30" style:family="paragraph" style:parent-style-name="Heading_20_1">
      <style:paragraph-properties fo:break-before="page"/>
      <style:text-properties officeooo:rsid="011045b1" officeooo:paragraph-rsid="011045b1"/>
    </style:style>
    <style:style style:name="P31" style:family="paragraph" style:parent-style-name="Heading_20_2">
      <style:text-properties officeooo:rsid="0108df55" officeooo:paragraph-rsid="0108df55"/>
    </style:style>
    <style:style style:name="P32" style:family="paragraph" style:parent-style-name="Heading_20_2">
      <style:text-properties fo:font-variant="normal" fo:text-transform="none" style:use-window-font-color="true" style:font-name="Liberation Sans1" fo:font-size="12pt" fo:font-style="normal" fo:text-shadow="none" fo:font-weight="bold" officeooo:rsid="010bd3f8" officeooo:paragraph-rsid="010bd3f8" style:font-name-asian="Droid Sans Fallback" style:font-size-asian="16.1000003814697pt" style:font-weight-asian="bold" style:font-name-complex="FreeSans" style:font-size-complex="16.1000003814697pt" style:font-weight-complex="600"/>
    </style:style>
    <style:style style:name="P33" style:family="paragraph" style:parent-style-name="Heading_20_2">
      <style:text-properties officeooo:rsid="010fbb66" officeooo:paragraph-rsid="010fbb66"/>
    </style:style>
    <style:style style:name="P34" style:family="paragraph" style:parent-style-name="Heading_20_2">
      <style:text-properties officeooo:rsid="011045b1" officeooo:paragraph-rsid="011045b1"/>
    </style:style>
    <style:style style:name="P35" style:family="paragraph" style:parent-style-name="Text_20_body" style:list-style-name="L3">
      <style:text-properties officeooo:paragraph-rsid="011e5ba0"/>
    </style:style>
    <style:style style:name="P36" style:family="paragraph" style:parent-style-name="Text_20_body" style:list-style-name="L3">
      <style:text-properties style:font-name="Liberation Sans" fo:font-size="10.5pt" officeooo:rsid="011e5ba0" officeooo:paragraph-rsid="011e5ba0" style:font-size-asian="10.5pt"/>
    </style:style>
    <style:style style:name="P37" style:family="paragraph" style:parent-style-name="Text_20_body" style:list-style-name="L1">
      <style:paragraph-properties fo:margin-top="0cm" fo:margin-bottom="0.25cm" loext:contextual-spacing="true"/>
      <style:text-properties officeooo:rsid="0115a918" officeooo:paragraph-rsid="0115a918"/>
    </style:style>
    <style:style style:name="P38" style:family="paragraph" style:parent-style-name="Text_20_body" style:list-style-name="L2">
      <style:paragraph-properties fo:margin-top="0cm" fo:margin-bottom="0.25cm" loext:contextual-spacing="true"/>
      <style:text-properties style:font-name="Liberation Sans" fo:font-size="10.5pt" officeooo:rsid="011c7ba2" officeooo:paragraph-rsid="011c7ba2" style:font-size-asian="10.5pt"/>
    </style:style>
    <style:style style:name="P39" style:family="paragraph" style:parent-style-name="Text_20_body" style:list-style-name="L4">
      <style:paragraph-properties fo:margin-top="0cm" fo:margin-bottom="0.25cm" loext:contextual-spacing="true"/>
      <style:text-properties style:font-name="Liberation Sans" fo:font-size="10.5pt" officeooo:rsid="0120f3f7" officeooo:paragraph-rsid="0120f3f7" style:font-size-asian="10.5pt"/>
    </style:style>
    <style:style style:name="P40" style:family="paragraph" style:parent-style-name="Text_20_body" style:list-style-name="L4">
      <style:paragraph-properties fo:margin-top="0cm" fo:margin-bottom="0.25cm" loext:contextual-spacing="true"/>
      <style:text-properties style:font-name="Liberation Sans" fo:font-size="10.5pt" officeooo:rsid="01229383" officeooo:paragraph-rsid="01229383" style:font-size-asian="10.5pt"/>
    </style:style>
    <style:style style:name="T1" style:family="text">
      <style:text-properties officeooo:rsid="010b922a"/>
    </style:style>
    <style:style style:name="T2" style:family="text">
      <style:text-properties officeooo:rsid="0107d11e"/>
    </style:style>
    <style:style style:name="T3" style:family="text">
      <style:text-properties fo:color="#c5000b" style:font-name="Liberation Sans1" fo:font-size="16pt" fo:text-shadow="1pt 1pt" fo:font-weight="bold" officeooo:rsid="00d08c33" style:font-name-asian="Droid Sans Fallback" style:font-size-asian="28pt" style:font-weight-asian="bold" style:font-name-complex="FreeSans" style:font-size-complex="28pt" style:font-weight-complex="600"/>
    </style:style>
    <style:style style:name="T4" style:family="text">
      <style:text-properties fo:color="#c5000b" style:font-name="Liberation Sans1" fo:font-size="16pt" fo:text-shadow="1pt 1pt" fo:font-weight="bold" officeooo:rsid="0107d11e" style:font-name-asian="Droid Sans Fallback" style:font-size-asian="28pt" style:font-weight-asian="bold" style:font-name-complex="FreeSans" style:font-size-complex="28pt" style:font-weight-complex="600"/>
    </style:style>
    <style:style style:name="T5" style:family="text">
      <style:text-properties officeooo:rsid="0108df55"/>
    </style:style>
    <style:style style:name="T6" style:family="text">
      <style:text-properties style:font-name="Liberation Sans" fo:font-size="11pt" officeooo:rsid="0108df55" style:font-size-asian="10.5pt"/>
    </style:style>
    <style:style style:name="T7" style:family="text">
      <style:text-properties style:font-name="Liberation Sans" fo:font-size="11pt" officeooo:rsid="010bd3f8" style:font-size-asian="10.5pt"/>
    </style:style>
    <style:style style:name="T8" style:family="text">
      <style:text-properties style:font-name="Liberation Sans" fo:font-size="11pt" officeooo:rsid="01105af5" style:font-size-asian="10.5pt"/>
    </style:style>
    <style:style style:name="T9" style:family="text">
      <style:text-properties style:font-name="Liberation Sans" fo:font-size="10.5pt" style:font-size-asian="10.5pt"/>
    </style:style>
    <style:style style:name="T10" style:family="text">
      <style:text-properties style:font-name="Liberation Sans" fo:font-size="10.5pt" officeooo:rsid="011148ec" style:font-size-asian="10.5pt"/>
    </style:style>
    <style:style style:name="T11" style:family="text">
      <style:text-properties style:font-name="Liberation Sans" fo:font-size="10.5pt" officeooo:rsid="0115a918" style:font-size-asian="10.5pt"/>
    </style:style>
    <style:style style:name="T12" style:family="text">
      <style:text-properties style:font-name="Liberation Sans" fo:font-size="10.5pt" officeooo:rsid="0117a451" style:font-size-asian="10.5pt"/>
    </style:style>
    <style:style style:name="T13" style:family="text">
      <style:text-properties style:font-name="Liberation Sans" fo:font-size="10.5pt" officeooo:rsid="011c7ba2" style:font-size-asian="10.5pt"/>
    </style:style>
    <style:style style:name="T14" style:family="text">
      <style:text-properties style:font-name="Liberation Sans" fo:font-size="10.5pt" officeooo:rsid="011dd92e" style:font-size-asian="10.5pt"/>
    </style:style>
    <style:style style:name="T15" style:family="text">
      <style:text-properties style:font-name="Liberation Sans" fo:font-size="10.5pt" officeooo:rsid="011e5ba0" style:font-size-asian="10.5pt"/>
    </style:style>
    <style:style style:name="T16" style:family="text">
      <style:text-properties style:font-name="Liberation Sans" fo:font-size="10.5pt" officeooo:rsid="01241f14" style:font-size-asian="10.5pt"/>
    </style:style>
    <style:style style:name="T17" style:family="text">
      <style:text-properties style:font-name="Liberation Sans" fo:font-size="10.5pt" officeooo:rsid="01229383" style:font-size-asian="10.5pt"/>
    </style:style>
    <style:style style:name="T18" style:family="text">
      <style:text-properties style:font-name="Liberation Sans" fo:font-size="10.5pt" officeooo:rsid="0124fa16" style:font-size-asian="10.5pt"/>
    </style:style>
    <style:style style:name="T19" style:family="text">
      <style:text-properties style:font-name="Liberation Sans" fo:font-size="10.5pt" officeooo:rsid="0126e9b0" style:font-size-asian="10.5pt"/>
    </style:style>
    <style:style style:name="T20" style:family="text">
      <style:text-properties style:font-name="Liberation Sans" fo:font-size="10.5pt" officeooo:rsid="012a8485" style:font-size-asian="10.5pt"/>
    </style:style>
    <style:style style:name="T21" style:family="text">
      <style:text-properties style:font-name="Liberation Sans" fo:font-size="10.5pt" officeooo:rsid="01340ddd" style:font-size-asian="10.5pt"/>
    </style:style>
    <style:style style:name="T22" style:family="text">
      <style:text-properties style:font-name="Liberation Sans" fo:font-size="10.5pt" officeooo:rsid="0136fed7" style:font-size-asian="10.5pt"/>
    </style:style>
    <style:style style:name="T23" style:family="text">
      <style:text-properties style:font-name="Liberation Sans" fo:font-size="10.5pt" officeooo:rsid="013e5eeb" style:font-size-asian="10.5pt"/>
    </style:style>
    <style:style style:name="T24" style:family="text">
      <style:text-properties style:font-name="Liberation Sans" fo:font-size="10.5pt" officeooo:rsid="01424252" style:font-size-asian="10.5pt"/>
    </style:style>
    <style:style style:name="T25" style:family="text">
      <style:text-properties style:font-name="Liberation Sans" fo:font-size="10.5pt" officeooo:rsid="0143fb80" style:font-size-asian="10.5pt"/>
    </style:style>
    <style:style style:name="T26" style:family="text">
      <style:text-properties style:font-name="Liberation Sans" fo:font-size="10.5pt" officeooo:rsid="01446da2" style:font-size-asian="10.5pt"/>
    </style:style>
    <style:style style:name="T27" style:family="text">
      <style:text-properties style:font-name="Liberation Sans" fo:font-size="10.5pt" officeooo:rsid="0144e5e3" style:font-size-asian="10.5pt"/>
    </style:style>
    <style:style style:name="T28" style:family="text">
      <style:text-properties style:font-name="Liberation Sans" fo:font-size="10.5pt" officeooo:rsid="01463aad" style:font-size-asian="10.5pt"/>
    </style:style>
    <style:style style:name="T29" style:family="text">
      <style:text-properties style:font-name="Liberation Sans" fo:font-size="10.5pt" officeooo:rsid="014b40ad" style:font-size-asian="10.5pt"/>
    </style:style>
    <style:style style:name="T30" style:family="text">
      <style:text-properties style:font-name="Liberation Sans" fo:font-size="10.5pt" officeooo:rsid="014b4936" style:font-size-asian="10.5pt"/>
    </style:style>
    <style:style style:name="T31" style:family="text">
      <style:text-properties style:font-name="Liberation Sans" fo:font-size="10.5pt" officeooo:rsid="014d9ea9" style:font-size-asian="10.5pt"/>
    </style:style>
    <style:style style:name="T32" style:family="text">
      <style:text-properties style:font-name="Liberation Sans" fo:font-size="10.5pt" officeooo:rsid="014f5faa" style:font-size-asian="10.5pt"/>
    </style:style>
    <style:style style:name="T33" style:family="text">
      <style:text-properties style:font-name="Liberation Sans" officeooo:rsid="01093256"/>
    </style:style>
    <style:style style:name="T34" style:family="text">
      <style:text-properties style:font-name="Liberation Sans" officeooo:rsid="01105af5"/>
    </style:style>
    <style:style style:name="T35" style:family="text">
      <style:text-properties officeooo:rsid="01093256"/>
    </style:style>
    <style:style style:name="T36" style:family="text">
      <style:text-properties officeooo:rsid="010bd3f8"/>
    </style:style>
    <style:style style:name="T37" style:family="text">
      <style:text-properties officeooo:rsid="011148ec"/>
    </style:style>
    <style:style style:name="T38" style:family="text">
      <style:text-properties style:text-underline-style="solid" style:text-underline-width="auto" style:text-underline-color="font-color"/>
    </style:style>
    <style:style style:name="T39" style:family="text">
      <style:text-properties officeooo:rsid="01128dfb"/>
    </style:style>
    <style:style style:name="T40" style:family="text">
      <style:text-properties officeooo:rsid="0113e289"/>
    </style:style>
    <style:style style:name="T41" style:family="text">
      <style:text-properties officeooo:rsid="0115a918"/>
    </style:style>
    <style:style style:name="T42" style:family="text">
      <style:text-properties officeooo:rsid="0117a451"/>
    </style:style>
    <style:style style:name="T43" style:family="text">
      <style:text-properties officeooo:rsid="011c7ba2"/>
    </style:style>
    <style:style style:name="T44" style:family="text">
      <style:text-properties officeooo:rsid="0120f3f7"/>
    </style:style>
    <style:style style:name="T45" style:family="text">
      <style:text-properties officeooo:rsid="01241f14"/>
    </style:style>
    <style:style style:name="T46" style:family="text">
      <style:text-properties officeooo:rsid="0140bdc3"/>
    </style:style>
    <style:style style:name="T47" style:family="text">
      <style:text-properties officeooo:rsid="01481b14"/>
    </style:style>
    <style:style style:name="T48" style:family="text">
      <style:text-properties officeooo:rsid="0148dd43"/>
    </style:style>
    <style:style style:name="T49" style:family="text">
      <style:text-properties officeooo:rsid="014d9ea9"/>
    </style:style>
    <style:style style:name="T50" style:family="text">
      <style:text-properties officeooo:rsid="014f5fa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3">V</text:span><text:span text:style-name="T4">erteilte Systeme</text:span><text:span text:style-name="T2">: </text:span><text:span text:style-name="T4">Portfolio-Aufgaben</text:span></text:p>
      <text:p text:style-name="P3">Studienjahr 2020</text:p>
      <text:p text:style-name="P11"/>
      <text:h text:style-name="P29" text:outline-level="1">Prüfungsformalitäten</text:h>
      <text:h text:style-name="P31" text:outline-level="2">Umfang des Portfolios</text:h>
      <text:p text:style-name="P12"><text:span text:style-name="T6">Die Portfolioprüfung b</text:span><text:span text:style-name="T8">einhaltet</text:span><text:span text:style-name="T6"> die beiden Vorlesungen „Webprogrammierung“ und „Verteilte Systeme“ aus dem dritten und vierten Semester. Das Prüfungsportfolio setzt sich deshalb aus folgenden Bestandteilen zusammen, die wie folgt verrechnet werden:</text:span></text:p>
      <table:table table:name="Table1" table:style-name="Table1">
        <table:table-column table:style-name="Table1.A"/>
        <table:table-column table:style-name="Table1.B"/>
        <table:table-row>
          <table:table-cell table:style-name="Table1.A1" table:number-columns-spanned="2" office:value-type="string">
            <text:p text:style-name="P6">3. Semester: Webprogrammierung</text:p>
          </table:table-cell>
          <table:covered-table-cell/>
        </table:table-row>
        <table:table-row>
          <table:table-cell table:style-name="Table1.A4" office:value-type="string">
            <text:p text:style-name="P6">Artefakt</text:p>
          </table:table-cell>
          <table:table-cell table:style-name="Table1.B4" office:value-type="string">
            <text:p text:style-name="P7">Gewichtung</text:p>
          </table:table-cell>
        </table:table-row>
        <table:table-row>
          <table:table-cell table:style-name="Table1.A4" office:value-type="string">
            <text:p text:style-name="P4">Einleitung</text:p>
          </table:table-cell>
          <table:table-cell table:style-name="Table1.B4" office:value-type="string">
            <text:p text:style-name="P5">1</text:p>
          </table:table-cell>
        </table:table-row>
        <table:table-row>
          <table:table-cell table:style-name="Table1.A4" office:value-type="string">
            <text:p text:style-name="P4">Lernkontrollen in Moodle</text:p>
          </table:table-cell>
          <table:table-cell table:style-name="Table1.B4" office:value-type="string">
            <text:p text:style-name="P5">1</text:p>
          </table:table-cell>
        </table:table-row>
        <table:table-row>
          <table:table-cell table:style-name="Table1.A5" office:value-type="string">
            <text:p text:style-name="P8">P<text:span text:style-name="T36">rogrammierprojekt</text:span></text:p>
          </table:table-cell>
          <table:table-cell table:style-name="Table1.B5" office:value-type="string">
            <text:p text:style-name="P5">4</text:p>
          </table:table-cell>
        </table:table-row>
      </table:table>
      <text:p text:style-name="P13"/>
      <table:table table:name="Table2" table:style-name="Table2">
        <table:table-column table:style-name="Table2.A"/>
        <table:table-column table:style-name="Table2.B"/>
        <table:table-row>
          <table:table-cell table:style-name="Table2.A1" table:number-columns-spanned="2" office:value-type="string">
            <text:p text:style-name="P6">4. Semester: Verteilte Systeme</text:p>
          </table:table-cell>
          <table:covered-table-cell/>
        </table:table-row>
        <table:table-row>
          <table:table-cell table:style-name="Table2.A4" office:value-type="string">
            <text:p text:style-name="P6">Artefakt</text:p>
          </table:table-cell>
          <table:table-cell table:style-name="Table2.B4" office:value-type="string">
            <text:p text:style-name="P7">Gewichtung</text:p>
          </table:table-cell>
        </table:table-row>
        <table:table-row>
          <table:table-cell table:style-name="Table2.A4" office:value-type="string">
            <text:p text:style-name="P4">Lernkontrollen in Moodle</text:p>
          </table:table-cell>
          <table:table-cell table:style-name="Table2.B4" office:value-type="string">
            <text:p text:style-name="P5">1</text:p>
          </table:table-cell>
        </table:table-row>
        <table:table-row>
          <table:table-cell table:style-name="Table2.A4" office:value-type="string">
            <text:p text:style-name="P4">Untenstehende Aufgaben</text:p>
          </table:table-cell>
          <table:table-cell table:style-name="Table2.B4" office:value-type="string">
            <text:p text:style-name="P5">4</text:p>
          </table:table-cell>
        </table:table-row>
        <table:table-row>
          <table:table-cell table:style-name="Table2.A5" office:value-type="string">
            <text:p text:style-name="P4">Reflexion</text:p>
          </table:table-cell>
          <table:table-cell table:style-name="Table2.B5" office:value-type="string">
            <text:p text:style-name="P5">1</text:p>
          </table:table-cell>
        </table:table-row>
      </table:table>
      <text:h text:style-name="P32" text:outline-level="2">Regelung zur Gruppenarbeit</text:h>
      <text:p text:style-name="P14"><text:span text:style-name="T36">Mit Ausnahme des Programmierprojekts im dritten Semester sind alle Artefakte in Eigenleistung zu erstellen. Die Artefakte müssen den persönlichen Wissensstand widerspiegeln und soweit wie möglich einen individuellen </text:span><text:span text:style-name="T7">Lösungsweg </text:span><text:span text:style-name="T36">erkennen lassen, um gewertet werden zu können.</text:span></text:p>
      <text:h text:style-name="P33" text:outline-level="2">Export der Lernkontrollen in Moodle</text:h>
      <text:p text:style-name="P9">Nach Abschluss des Semesters erhalten alle Studierende<text:span text:style-name="T47">n</text:span> ein PDF-Dokument mit den exportierten Lernkontrollen aus Moodle. Dieses sollte ausgedruckt und in die Portfoliomappe eingeheftet werden. Wir bitten deshalb darum, mit der Abgabe der Portfoliomappe zu warten, bis das PDF-Dokument verschickt wurde.</text:p>
      <text:h text:style-name="Heading_20_2" text:outline-level="2">A<text:span text:style-name="T5">bgabe der Portfoliomappe</text:span></text:h>
      <text:p text:style-name="P26"><text:span text:style-name="T35">Für „Verteilte Systeme“ muss eine eigene Portfoliomappe abgegeben werden. Quellcodes müssen nicht ausgedruckt werden. Allerdings müssen die Unterlagen deshalb für die Bewertung zusätzlich in Moodle hochgeladen werden. </text:span><text:span text:style-name="T33">A</text:span><text:span text:style-name="T34">bgabefrist ist</text:span><text:span text:style-name="T35"> Montag, 18. Mai 2020.</text:span></text:p>
      <text:h text:style-name="P30" text:outline-level="1">Aufgabenstellung</text:h>
      <text:h text:style-name="Heading_20_2" text:outline-level="2">Aufgabe 1: Grundlagen verteilter Systeme</text:h>
      <text:p text:style-name="P18"><text:span text:style-name="T41">a) In den Folien des Grundlagenkapitels sind mehrere Strategien für den Umgang mit Fehlern in verteilten Anwendungen genannt. Die Fehlersituationen können dabei rein technischer oder auch fachlicher Natur sein. Suchen Sie sich zwei der genannten Strategien aus und erklären Sie anhand einem selbst gewählten Fallbeispiel wie </text:span><text:span text:style-name="T11">eine davon </text:span><text:span text:style-name="T41">auf einen technischen und die andere auf einen fachlichen Fehler angewendet werden </text:span><text:span text:style-name="T11">k</text:span><text:span text:style-name="T20">ann</text:span><text:span text:style-name="T41">. Jede Beschreibung sollte mindestens zehn Sätze umfassen und folgende Punkte erläutern:</text:span></text:p>
      <text:list xml:id="list3907560570" text:style-name="L1">
        <text:list-item>
          <text:p text:style-name="P37">Beschreibung der Fehlersituation</text:p>
        </text:list-item>
        <text:list-item>
          <text:p text:style-name="P37">Umstände, unter denen der Fehler auftreten kann</text:p>
        </text:list-item>
        <text:list-item>
          <text:p text:style-name="P37">Maßnahmen zum Umgang mit dem Fehler</text:p>
        </text:list-item>
      </text:list>
      <text:p text:style-name="P17">b) <text:span text:style-name="T42">Betrachten Sie eine verteilte Anwendung aus Ihrem beruflichen oder privaten Umfeld und erläutern Sie, wie diese zwei der in den Folien genannten Transparenzarten erfüllt. Erklären Sie weiterhin, wie diese oder eine andere Anwendung zwei weitere Transparenzarten nicht erfüllt. Jede Transparenzart sollte mit mindestens fünf Sätzen behandelt werden.</text:span></text:p>
      <text:p text:style-name="P19"><text:span text:style-name="T42">c) Geben Sie in mindestens zehn Sätzen d</text:span><text:span text:style-name="T12">a</text:span><text:span text:style-name="T42">s CAP-Theorem in eigenen Worten wieder. Zeigen Sie dabei anhand eines selbst gewählten, nicht in den Folien beschrieben Beispiels, wie </text:span><text:span text:style-name="T12">Einschränkungen bei einer der drei Bedingungen die Einhaltung der anderen beiden sicherstellen k</text:span><text:span text:style-name="T21">önnen</text:span><text:span text:style-name="T12">.</text:span></text:p>
      <text:p text:style-name="P20"><text:span text:style-name="T12">d</text:span><text:span text:style-name="T9">) Recherchieren Sie im Internet die beiden Begriffe „logische Uhr“ und „Lamport-Uhr“ und beschreiben Sie mit jeweils fünf oder mehr Sätzen, wie diese funktionieren.</text:span></text:p>
      <text:h text:style-name="P34" text:outline-level="2">Aufgabe 2: Entwicklung von REST-Webservices</text:h>
      <text:p text:style-name="P21"><text:span text:style-name="T43">a) </text:span><text:span text:style-name="T13">Erklären Sie in eigenen Worten die wesentlichen Merkmale von REST-Webservices. Gehen Sie insbesondere darauf ein, wie REST-Webservices die Besonderheiten von HTTP ausnutzen und welche Funktion die gängigen HTTP-Verben in Zusammenhang mit bestimmten URLs haben. Erklären Sie auch, nach welchen Prinzipien die URLs hierfür strukturiert sein sollten.</text:span></text:p>
      <text:p text:style-name="P21"><text:span text:style-name="T13">b) Entwerfen Sie eine</text:span><text:span text:style-name="T22">n</text:span><text:span text:style-name="T13"> HATEOAS-fähigen Webservice mit zwei oder mehr miteinander verknüpften Collections. Die Collections sollten hierfür in einer 1:n-Beziehung, die sich auch in den URLs niederschlägt, stehen. Dokumentieren Sie folgende Aspekte:</text:span></text:p>
      <text:list xml:id="list140614916" text:style-name="L2">
        <text:list-item>
          <text:p text:style-name="P38">Das Datenmodell des Webservices in geeigneter, grafischer Form</text:p>
        </text:list-item>
        <text:list-item>
          <text:p text:style-name="P38">Die Bedeutung und den Aufbau aller möglichen URLs des Webservice<text:span text:style-name="T48">s</text:span></text:p>
        </text:list-item>
        <text:list-item>
          <text:p text:style-name="P38">Für jede URL, die zulässigen HTTP-Verben und was diese bewirken</text:p>
        </text:list-item>
        <text:list-item>
          <text:p text:style-name="P38">Für jede Collection eine beispielhafte Antwortstruktur beim Abruf einer Ressource</text:p>
        </text:list-item>
      </text:list>
      <text:p text:style-name="P21"><text:span text:style-name="T13">Achten Sie insbesondere beim letzten Punkt darauf, das HATEOAS-Prinzip zu berücksicht</text:span><text:span text:style-name="T14">ig</text:span><text:span text:style-name="T13">en. </text:span><text:span text:style-name="T15">Das gewählte Fallbeispiel darf nicht denen aus den Folien oder der Vorlesung entsprechen.</text:span></text:p>
      <text:p text:style-name="P22"><text:span text:style-name="T13">c</text:span><text:span text:style-name="T15">) Implementieren Sie </text:span><text:span text:style-name="T31">eine einfache Version des eben entworfenen Webservices </text:span><text:span text:style-name="T15">in Java mit dem Spring-Framework. </text:span><text:span text:style-name="T32">Falls Ihr Datenmodell mehr als zwei Entitäten besitzt, genügt es, wenn die Anwendung zwei miteinander verknüpfte Entitäten umfasst</text:span><text:span text:style-name="T15">. Reichen Sie folgende A</text:span><text:span text:style-name="T19">rtefakte</text:span><text:span text:style-name="T15"> als </text:span><text:span text:style-name="T19">Lösung </text:span><text:span text:style-name="T15">ein:</text:span></text:p>
      <text:list xml:id="list855116115" text:style-name="L3">
        <text:list-item>
          <text:p text:style-name="P36">Den kommentierten Quellcode aller Java-Klassen und Interfaces, die zur Implementierung der Spring-Anwendung notwendig sind.</text:p>
        </text:list-item>
        <text:list-item>
          <text:p text:style-name="P36"><text:soft-page-break/>Einen Screenshot der vollständig aufgeklappten Ordner- oder Projektstruktur. Erklären Sie mit wenigen Worten zu jeder Datei ihre Aufgabe und Bedeutung.</text:p>
        </text:list-item>
        <text:list-item>
          <text:p text:style-name="P35"><text:span text:style-name="T15">Einen oder mehrere Screenshots, aus denen die Funktionsweise des Webservices hervorgeht. Die Screenshots können mit Postman oder einer vergleichbaren Anwendung erstellt werden und sollten mindestens die HTTP-Anfragen und Antworten zum Anlegen eines Datensatzes und </text:span><text:span text:style-name="T23">danach </text:span><text:span text:style-name="T15">zum Abruf einer Gesamtliste zeigen.</text:span></text:p>
        </text:list-item>
      </text:list>
      <text:p text:style-name="P28"><text:span text:style-name="T15">d</text:span><text:span text:style-name="T29">) Zeigen Sie, wie der eben entwickelte Webservice </text:span><text:span text:style-name="T30">entweder </text:span><text:span text:style-name="T29">in Java oder </text:span><text:span text:style-name="T30">in </text:span><text:span text:style-name="T29">JavaScript aufgerufen werden kann. Geben Sie hierfür den Quellcode an, um zunächst einen Eintrag der übergeordneten Entität abzurufen und anhand der empfangenen Antwortdaten eine abhängige Entität abzurufen.</text:span></text:p>
      <text:h text:style-name="P34" text:outline-level="2">Aufgabe 3: Cloudbasierte Microservices</text:h>
      <text:p text:style-name="P24">a) Wie unterscheiden sich moderne, für den Cloudbetrieb entwickelte Anwendungen von herkömmlichen Webanwendungen? Recherchieren Sie hierzu den Begriff „12-Faktor-App“ und erklären Sie insbesondere die Faktoren „Prozesse“, „Nebenläufigkeit“ und „Einweggebrauch“. Wie tragen diese Faktoren dazu bei, die Skalierbarkeit einer Anwendung zu erhöhen?</text:p>
      <text:p text:style-name="P23"><text:span text:style-name="T45">b</text:span>) <text:span text:style-name="T44">Lesen Sie auf der Webseite von Martin Fowler die Beschreibung des </text:span><text:a xlink:type="simple" xlink:href="https://martinfowler.com/bliki/CircuitBreaker.html" text:style-name="Internet_20_link" text:visited-style-name="Visited_20_Internet_20_Link"><text:span text:style-name="T44">CircuitBreaker-Patterns</text:span></text:a><text:span text:style-name="T44"> und beantworten Sie anschließend folgende Fragen darüber:</text:span></text:p>
      <text:list xml:id="list296201730" text:style-name="L4">
        <text:list-item>
          <text:p text:style-name="P39">In welchen Situationen werden CircuitBreaker benötigt und welche Probleme lösen sie?</text:p>
        </text:list-item>
        <text:list-item>
          <text:p text:style-name="P39">Welche Zustände nehmen CircuitBreaker in der Regel ein und wie verhalten <text:span text:style-name="T46">s</text:span>ie sich jeweils?</text:p>
        </text:list-item>
        <text:list-item>
          <text:p text:style-name="P40">Warum sollte der Zustand der CircuitBreaker im Produktivbetrieb überwacht werden?</text:p>
        </text:list-item>
      </text:list>
      <text:p text:style-name="P10">c) Warum besitzen die meisten Microservice-Architekturen einen Reverse Proxy als zentralen Gateway-Server? Welche Aufgaben erfüllt dieser typischerweise und wie trägt er dazu bei, die nachträgliche Erweiterbarkeit zu erhöhen?</text:p>
      <text:p text:style-name="P25"><text:span text:style-name="T16">d</text:span><text:span text:style-name="T17">) </text:span><text:span text:style-name="T16">Microservices lassen sich häufig in technische und fachliche Microservices </text:span><text:span text:style-name="T18">einteilen</text:span><text:span text:style-name="T16">. Zeigen Sie anhand dem in der Vorlesung besprochenen Beispiel „Notebook as a Service“, welche technischen Microservices eine Anwendung neben dem Gateway-Server häufig besitzt. </text:span><text:span text:style-name="T24">Fertigen Sie hierfür jeweils einen Screenshot</text:span><text:span text:style-name="T16"> </text:span><text:span text:style-name="T18">der dazugehörigen Weboberfläche </text:span><text:span text:style-name="T24">an und erklären Sie seine Aufgabe </text:span><text:span text:style-name="T25">daran.</text:span></text:p>
      <text:h text:style-name="P34" text:outline-level="2">Aufgabe 4: Reflexion</text:h>
      <text:p text:style-name="P15">Schreiben Sie einen mindestens einseitigen Reflexionsbericht für das Portfolio, in dem Sie zu folgenden Fragen Stellung beziehen. Verwenden Sie hierfür die in Moodle bereitgestellte Dokumentenvorlage mit den vorgegebenen Formatierungseinstellungen und achten Sie darauf, dass ein neuer Absatz nur durch <text:span text:style-name="T38">einmal</text:span> ENTER-Drücken erzeugt wird.</text:p>
      <text:p text:style-name="P15"><text:span text:style-name="T39">1) </text:span>Inwiefern sind Ihnen verteilte Anwendungen schon früher im privaten und beruflichen Alltag begegnet und in wieweit verstehen Sie nun besser, wie diese funktionieren? Nennen Sie mindestens ein Beispiel <text:span text:style-name="T40">und nehmen Sie dabei Bezug auf die Definitionen im Grundlagenkapitel.</text:span></text:p>
      <text:p text:style-name="P16"><text:span text:style-name="T39">2) In welchem Zusammenhang </text:span><text:span text:style-name="T10">werden Sie </text:span><text:span text:style-name="T37">im Beruf voraussichtlich </text:span><text:span text:style-name="T10">an der Konzeptionierung, Erstellung, Einführung, Dokumentation, Beratung, Schulung oder Vertrieb von verteilten Anwendungen </text:span><text:span text:style-name="T26">oder Webanwendungen </text:span><text:span text:style-name="T10">beteiligt sein? Um was für Anwendungen handelt es sich dabei und welche Rolle werden Sie vermutlich übernehmen?</text:span></text:p>
      <text:p text:style-name="P27"><text:span text:style-name="T10">W</text:span><text:span text:style-name="T27">ahlweise können Sie hier n</text:span><text:span text:style-name="T28">eben dem </text:span><text:span text:style-name="T27">vierten </text:span><text:span text:style-name="T28">zusätzlich </text:span><text:span text:style-name="T27">auch auf das dritte Semester eingehen.</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cm" loext:contextual-spacing="false" fo:line-height="115%" fo:hyphenation-ladder-count="no-limit" style:page-number="auto"/>
      <style:text-properties style:font-name="Liberation Sans" fo:font-family="'Liberation Sans'" style:font-style-name="Regular" style:font-family-generic="swiss" style:font-pitch="variable" fo:font-size="10pt" style:font-size-asian="10.5pt"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5cm" loext:contextual-spacing="false" fo:line-height="130%" fo:text-align="justify" style:justify-single-word="false" fo:hyphenation-ladder-count="no-limit" style:register-true="true" style:page-number="auto" style:writing-mode="page"/>
      <style:text-properties fo:font-size="10.5pt" style:font-size-asian="10.5pt" fo:hyphenate="true" fo:hyphenation-remain-char-count="2" fo:hyphenation-push-char-count="2"/>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writing-mode="page"/>
      <style:text-properties fo:font-size="8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0.42cm" fo:margin-bottom="0cm" loext:contextual-spacing="false" style:page-number="auto" fo:break-before="auto" fo:break-after="auto" style:writing-mode="page"/>
      <style:text-properties fo:font-size="16pt" fo:font-weight="bold" style:font-size-asian="130%" style:font-weight-asian="bold" style:font-size-complex="130%" style:font-weight-complex="600"/>
    </style:style>
    <style:style style:name="Title" style:family="paragraph" style:parent-style-name="Heading" style:next-style-name="Text_20_body" style:class="chapter">
      <style:paragraph-properties fo:margin-top="0cm" fo:margin-bottom="0cm" loext:contextual-spacing="false" fo:text-align="start" style:justify-single-word="false" style:writing-mode="page"/>
      <style:text-properties fo:color="#c5000b" fo:font-size="16pt" fo:text-shadow="1pt 1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loext:contextual-spacing="false" style:page-number="auto" style:writing-mode="page"/>
      <style:text-properties fo:font-variant="normal" fo:text-transform="none" style:use-window-font-color="true" fo:font-size="12pt" fo:font-style="normal" fo:text-shadow="none" fo:font-weight="bold" style:font-size-asian="115%" style:font-weight-asian="bold" style:font-size-complex="115%" style:font-weight-complex="60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master-page-name="">
      <style:paragraph-properties fo:line-height="100%" style:page-number="auto"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8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2.5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margin-top="0cm" fo:margin-bottom="0.101cm" loext:contextual-spacing="true" fo:text-indent="0cm" style:auto-text-indent="false">
        <style:tab-stops>
          <style:tab-stop style:position="16.501cm" style:type="right" style:leader-style="dotted" style:leader-text="."/>
        </style:tab-stops>
      </style:paragraph-properties>
      <style:text-properties fo:font-size="9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ext-properties fo:font-size="10pt" fo:font-weight="bold" style:font-size-asian="101%" style:font-weight-asian="bold" style:font-size-complex="101%" style:font-weight-complex="600"/>
    </style:style>
    <style:style style:name="List_20_Items" style:display-name="List Items" style:family="paragraph" style:parent-style-name="Text_20_body" style:master-page-name="">
      <style:paragraph-properties fo:margin-top="0cm" fo:margin-bottom="0.25cm" loext:contextual-spacing="true" style:page-number="auto"/>
      <style:text-properties style:font-size-asian="10.5pt"/>
    </style:style>
    <style:style style:name="Subtitle" style:family="paragraph" style:parent-style-name="Heading" style:next-style-name="Text_20_body" style:class="chapter">
      <style:paragraph-properties fo:margin-top="0cm" fo:margin-bottom="0cm" loext:contextual-spacing="false" fo:text-align="start" style:justify-single-word="false"/>
      <style:text-properties fo:color="#0084d1" fo:font-size="14pt" fo:text-shadow="1pt 1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space"/>
        </style:list-level-properties>
      </text:outline-level-style>
      <text:outline-level-style text:level="3" style:num-format="">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space"/>
        </style:list-level-properties>
      </text:outline-level-style>
      <text:outline-level-style text:level="7" style:num-format="">
        <style:list-level-properties text:list-level-position-and-space-mode="label-alignment">
          <style:list-level-label-alignment text:label-followed-by="space"/>
        </style:list-level-properties>
      </text:outline-level-style>
      <text:outline-level-style text:level="8" style:num-format="">
        <style:list-level-properties text:list-level-position-and-space-mode="label-alignment">
          <style:list-level-label-alignment text:label-followed-by="space"/>
        </style:list-level-properties>
      </text:outline-level-style>
      <text:outline-level-style text:level="9" style:num-format="">
        <style:list-level-properties text:list-level-position-and-space-mode="label-alignment">
          <style:list-level-label-alignment text:label-followed-by="space"/>
        </style:list-level-properties>
      </text:outline-level-style>
      <text:outline-level-style text:level="10" style:num-format="">
        <style:list-level-properties text:list-level-position-and-space-mode="label-alignment">
          <style:list-level-label-alignment text:label-followed-by="space"/>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use-window-font-color="true" fo:font-size="9pt" officeooo:rsid="006891f7" officeooo:paragraph-rsid="006891f7" style:font-size-asian="9pt" style:font-size-complex="9pt"/>
    </style:style>
    <style:style style:name="MT1" style:family="text">
      <style:text-properties officeooo:rsid="010b922a"/>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Verteilte Systeme<text:tab/><text:tab/></text:span>Seite <text:page-number text:select-page="current">1</text:page-number><text:s/>von <text:page-count>3</text:page-count></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Dennis Schulmeister</meta:initial-creator>
    <meta:creation-date>2016-10-17T00:04:25.755310418</meta:creation-date>
    <dc:date>2020-03-18T20:29:16.323755703</dc:date>
    <dc:creator>Dennis Schulmeister-Zimolong</dc:creator>
    <meta:editing-duration>PT9H40M25S</meta:editing-duration>
    <meta:editing-cycles>305</meta:editing-cycles>
    <meta:generator>LibreOffice/6.3.5.2$Linux_X86_64 LibreOffice_project/30$Build-2</meta:generator>
    <meta:document-statistic meta:table-count="2" meta:image-count="0" meta:object-count="0" meta:page-count="3" meta:paragraph-count="65" meta:word-count="1029" meta:character-count="7665" meta:non-whitespace-character-count="6713"/>
  </office:meta>
</office:document-meta>
</file>